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06c658" officeooo:paragraph-rsid="0006c65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style:text-underline-style="none" fo:font-weight="normal" officeooo:rsid="0006c658" officeooo:paragraph-rsid="0006c658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#2:</text:p>
      <text:p text:style-name="P1"/>
      <text:p text:style-name="P2">#include&lt;iostream&gt;</text:p>
      <text:p text:style-name="P2">#include&lt;string&gt;</text:p>
      <text:p text:style-name="P2">using namespace std;</text:p>
      <text:p text:style-name="P2"/>
      <text:p text:style-name="P2">class Employee{</text:p>
      <text:p text:style-name="P2"/>
      <text:p text:style-name="P2">int <text:s/>employee_number;</text:p>
      <text:p text:style-name="P2">string employee_name;</text:p>
      <text:p text:style-name="P2">int employee_phone_number;</text:p>
      <text:p text:style-name="P2">int employee_age;</text:p>
      <text:p text:style-name="P2">float employee_compensation;</text:p>
      <text:p text:style-name="P2"/>
      <text:p text:style-name="P2">public:</text:p>
      <text:p text:style-name="P2"/>
      <text:p text:style-name="P2">Employee() </text:p>
      <text:p text:style-name="P2">{</text:p>
      <text:p text:style-name="P2"><text:s text:c="4"/></text:p>
      <text:p text:style-name="P2"><text:s text:c="4"/>//By defualt constructor</text:p>
      <text:p text:style-name="P2"/>
      <text:p text:style-name="P2">}</text:p>
      <text:p text:style-name="P2"/>
      <text:p text:style-name="P2">Employee(int a,string b,int c,int d,flaot e ) <text:s/>//Constructor with parameters</text:p>
      <text:p text:style-name="P2">{</text:p>
      <text:p text:style-name="P2"><text:s text:c="4"/>employee_number=a;</text:p>
      <text:p text:style-name="P2"><text:s text:c="4"/>employee_name=b;</text:p>
      <text:p text:style-name="P2"><text:s text:c="4"/>employee_phone_number=c;</text:p>
      <text:p text:style-name="P2"><text:s text:c="4"/>employee_age=d;</text:p>
      <text:p text:style-name="P2"><text:s text:c="4"/>employee_compensation=e;</text:p>
      <text:p text:style-name="P2">}</text:p>
      <text:p text:style-name="P2"/>
      <text:p text:style-name="P2"/>
      <text:p text:style-name="P2">Employee(&amp;employee_number,&amp;employee_name,&amp;employee_phone_number,&amp;employee_age,&amp;employee_compensation) <text:s/>//Copy Constructor</text:p>
      <text:p text:style-name="P2">{ </text:p>
      <text:p text:style-name="P2"/>
      <text:p text:style-name="P2">}</text:p>
      <text:p text:style-name="P2"/>
      <text:p text:style-name="P2"/>
      <text:p text:style-name="P2"/>
      <text:p text:style-name="P2">~Employee()</text:p>
      <text:p text:style-name="P2">{</text:p>
      <text:p text:style-name="P2"><text:s text:c="5"/>//Destructor</text:p>
      <text:p text:style-name="P2"/>
      <text:p text:style-name="P2">}</text:p>
      <text:p text:style-name="P2"/>
      <text:p text:style-name="P2">void set_employee_number(int x)</text:p>
      <text:p text:style-name="P2"><text:soft-page-break/>{</text:p>
      <text:p text:style-name="P2">employee_number=x;</text:p>
      <text:p text:style-name="P2">}</text:p>
      <text:p text:style-name="P2">void set_employee_name(string x)</text:p>
      <text:p text:style-name="P2">{</text:p>
      <text:p text:style-name="P2">employee_name=x;</text:p>
      <text:p text:style-name="P2">}</text:p>
      <text:p text:style-name="P2">void set_employee_phone_number(int x)</text:p>
      <text:p text:style-name="P2">{</text:p>
      <text:p text:style-name="P2">employee_phone_number=x;</text:p>
      <text:p text:style-name="P2">}</text:p>
      <text:p text:style-name="P2">void set_employee_age(int x)</text:p>
      <text:p text:style-name="P2">{</text:p>
      <text:p text:style-name="P2">employee_age=x;</text:p>
      <text:p text:style-name="P2">}</text:p>
      <text:p text:style-name="P2">void set_employee_compensation(float x)</text:p>
      <text:p text:style-name="P2">{</text:p>
      <text:p text:style-name="P2"><text:s text:c="4"/>employee_compensation=x;</text:p>
      <text:p text:style-name="P2">}</text:p>
      <text:p text:style-name="P2"/>
      <text:p text:style-name="P2"/>
      <text:p text:style-name="P2"/>
      <text:p text:style-name="P2">void print_employee_number()</text:p>
      <text:p text:style-name="P2">{</text:p>
      <text:p text:style-name="P2">cout&lt;&lt;employee_number&lt;&lt;endl;</text:p>
      <text:p text:style-name="P2">}</text:p>
      <text:p text:style-name="P2">void print_employee_name()</text:p>
      <text:p text:style-name="P2">{</text:p>
      <text:p text:style-name="P2">cout&lt;&lt;employee_name&lt;&lt;endl;</text:p>
      <text:p text:style-name="P2">}</text:p>
      <text:p text:style-name="P2">void print_employee_phone_number()</text:p>
      <text:p text:style-name="P2">{</text:p>
      <text:p text:style-name="P2">cout&lt;&lt;employee_phone_number&lt;&lt;endl;</text:p>
      <text:p text:style-name="P2">}</text:p>
      <text:p text:style-name="P2">void print_employee_age()</text:p>
      <text:p text:style-name="P2">{</text:p>
      <text:p text:style-name="P2">cout&lt;&lt;employee_agee&lt;&lt;endl;</text:p>
      <text:p text:style-name="P2">}</text:p>
      <text:p text:style-name="P2">void print_employee_compensation()</text:p>
      <text:p text:style-name="P2">{</text:p>
      <text:p text:style-name="P2"><text:s text:c="4"/>cout&lt;&lt;employee_compensation&lt;&lt;endl;</text:p>
      <text:p text:style-name="P2">}</text:p>
      <text:p text:style-name="P2"/>
      <text:p text:style-name="P2"/>
      <text:p text:style-name="P2"/>
      <text:p text:style-name="P2">void update_employee_number(int x)</text:p>
      <text:p text:style-name="P2">{</text:p>
      <text:p text:style-name="P2">employee_number=x;</text:p>
      <text:p text:style-name="P2">}</text:p>
      <text:p text:style-name="P2"><text:soft-page-break/>void update_employee_name(string x)</text:p>
      <text:p text:style-name="P2">{</text:p>
      <text:p text:style-name="P2">employee_name=x;</text:p>
      <text:p text:style-name="P2">}</text:p>
      <text:p text:style-name="P2">void update_employee_phone_number(int x)</text:p>
      <text:p text:style-name="P2">{</text:p>
      <text:p text:style-name="P2">employee_phone_number=x;</text:p>
      <text:p text:style-name="P2">}</text:p>
      <text:p text:style-name="P2">void update_employee_age(int x)</text:p>
      <text:p text:style-name="P2">{</text:p>
      <text:p text:style-name="P2">employee_age=x;</text:p>
      <text:p text:style-name="P2">}</text:p>
      <text:p text:style-name="P2">void update_employee_compensation(float x)</text:p>
      <text:p text:style-name="P2">{</text:p>
      <text:p text:style-name="P2"><text:s text:c="4"/>employee_compensation=x;</text:p>
      <text:p text:style-name="P2">}</text:p>
      <text:p text:style-name="P2"/>
      <text:p text:style-name="P2"/>
      <text:p text:style-name="P2"/>
      <text:p text:style-name="P2"/>
      <text:p text:style-name="P2"/>
      <text:p text:style-name="P2">};</text:p>
      <text:p text:style-name="P2"/>
      <text:p text:style-name="P2">int main()</text:p>
      <text:p text:style-name="P2">{ Employee e[3];</text:p>
      <text:p text:style-name="P2">int number,age,phone;</text:p>
      <text:p text:style-name="P2">string name;</text:p>
      <text:p text:style-name="P2">float dollar;</text:p>
      <text:p text:style-name="P2"/>
      <text:p text:style-name="P2">for(int i=0;i&lt;3;i++)</text:p>
      <text:p text:style-name="P2">{</text:p>
      <text:p text:style-name="P2"/>
      <text:p text:style-name="P2">cout&lt;&lt;"Enter Employee Number:"&lt;&lt;endl;</text:p>
      <text:p text:style-name="P2">cin&gt;&gt;number;</text:p>
      <text:p text:style-name="P2">e[i].set_employee_number(number);</text:p>
      <text:p text:style-name="P2">cout&lt;&lt;"Enter Employee Name:"&lt;&lt;endl;</text:p>
      <text:p text:style-name="P2">cin&gt;&gt;name;</text:p>
      <text:p text:style-name="P2">e[i].set_employee_name(name);</text:p>
      <text:p text:style-name="P2">cout&lt;&lt;"Enter Employee Age:"&lt;&lt;endl;</text:p>
      <text:p text:style-name="P2">cin&gt;&gt;age;</text:p>
      <text:p text:style-name="P2">e[i].set_employee_age(age);</text:p>
      <text:p text:style-name="P2">cout&lt;&lt;"Enter Employee Phone number:"&lt;&lt;endl;</text:p>
      <text:p text:style-name="P2">cin&gt;&gt;phone;</text:p>
      <text:p text:style-name="P2">e[i].set_employee_phone_number(phone);</text:p>
      <text:p text:style-name="P2">cout&lt;&lt;"Enter Employee compensation"&lt;&lt;endl;</text:p>
      <text:p text:style-name="P2">cin&gt;&gt;dollar;</text:p>
      <text:p text:style-name="P2">e[i].set_employee_phone_number(dollar);</text:p>
      <text:p text:style-name="P2">}</text:p>
      <text:p text:style-name="P2">for(int j=0;j&lt;3;j++)</text:p>
      <text:p text:style-name="P2"><text:soft-page-break/>{</text:p>
      <text:p text:style-name="P2"><text:s/>cout&lt;&lt;"Employee Number:"&lt;&lt;endl;</text:p>
      <text:p text:style-name="P2">e[j].print_employee_number();</text:p>
      <text:p text:style-name="P2">cout&lt;&lt;" Employee Name:"&lt;&lt;endl;</text:p>
      <text:p text:style-name="P2">e[j].print_employee_name();</text:p>
      <text:p text:style-name="P2">cout&lt;&lt;" Employee Age:"&lt;&lt;endl;</text:p>
      <text:p text:style-name="P2">e[j].print_employee_age();</text:p>
      <text:p text:style-name="P2">cout&lt;&lt;"Employee Phone number:"&lt;&lt;endl;</text:p>
      <text:p text:style-name="P2">e[j].print_employee_phone_number();</text:p>
      <text:p text:style-name="P2">cout&lt;&lt;"Employee compensation"&lt;&lt;endl;</text:p>
      <text:p text:style-name="P2">e[j].print_employee_compensation():</text:p>
      <text:p text:style-name="P2">}</text:p>
      <text:p text:style-name="P2"/>
      <text:p text:style-name="P2">for(int z=0;z&lt;3;z++)</text:p>
      <text:p text:style-name="P2">{</text:p>
      <text:p text:style-name="P2">cout&lt;&lt;"Update Employee Number:"&lt;&lt;endl;</text:p>
      <text:p text:style-name="P2">cin&gt;&gt;number;</text:p>
      <text:p text:style-name="P2">e[z].update_employee_number(number);</text:p>
      <text:p text:style-name="P2">cout&lt;&lt;" Update Employee Name:"&lt;&lt;endl;</text:p>
      <text:p text:style-name="P2">cin&gt;&gt;name;</text:p>
      <text:p text:style-name="P2">e[z].update_employee_name(name);</text:p>
      <text:p text:style-name="P2">cout&lt;&lt;" Update Employee Age:"&lt;&lt;endl;</text:p>
      <text:p text:style-name="P2">cin&gt;&gt;age;</text:p>
      <text:p text:style-name="P2">e[z].update_employee_age(age);</text:p>
      <text:p text:style-name="P2">cout&lt;&lt;"Update Employee Phone number:"&lt;&lt;endl;</text:p>
      <text:p text:style-name="P2">cin&gt;&gt;phone;</text:p>
      <text:p text:style-name="P2">e[z].update_employee_phone_number(phone);</text:p>
      <text:p text:style-name="P2">cout&lt;&lt;"Update Employee compensation"&lt;&lt;endl;</text:p>
      <text:p text:style-name="P2">cin&gt;&gt;dollar;</text:p>
      <text:p text:style-name="P2">e[z].update_employee_compensation(dollar):</text:p>
      <text:p text:style-name="P2">}</text:p>
      <text:p text:style-name="P2"/>
      <text:p text:style-name="P2"/>
      <text:p text:style-name="P2"/>
      <text:p text:style-name="P2"/>
      <text:p text:style-name="P2"><text:s text:c="4"/>return 0;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16:49:47.127434482</meta:creation-date>
    <dc:date>2020-09-24T16:50:38.799096493</dc:date>
    <meta:editing-duration>PT53S</meta:editing-duration>
    <meta:editing-cycles>1</meta:editing-cycles>
    <meta:document-statistic meta:table-count="0" meta:image-count="0" meta:object-count="0" meta:page-count="4" meta:paragraph-count="148" meta:word-count="235" meta:character-count="2784" meta:non-whitespace-character-count="2641"/>
    <meta:generator>LibreOffice/6.4.6.2$Linux_X86_64 LibreOffice_project/40$Build-2</meta:generator>
  </office:meta>
</office:document-meta>
</file>